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3712" calcext:value-type="float">
            <text:p>103.6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34464" calcext:value-type="float">
            <text:p>103.5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77264" calcext:value-type="float">
            <text:p>103.0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1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2736" calcext:value-type="float">
            <text:p>102.6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1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5192" calcext:value-type="float">
            <text:p>104.0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776" calcext:value-type="float">
            <text:p>103.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4976" calcext:value-type="float">
            <text:p>100.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6896" calcext:value-type="float">
            <text:p>102.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8328" calcext:value-type="float">
            <text:p>103.2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4912" calcext:value-type="float">
            <text:p>101.7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1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7584" calcext:value-type="float">
            <text:p>101.8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364" calcext:value-type="float">
            <text:p>101.5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224" calcext:value-type="float">
            <text:p>101.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988" calcext:value-type="float">
            <text:p>101.9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0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4576" calcext:value-type="float">
            <text:p>102.1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0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2136" calcext:value-type="float">
            <text:p>101.6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69672" calcext:value-type="float">
            <text:p>101.7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12344" calcext:value-type="float">
            <text:p>101.8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0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9504" calcext:value-type="float">
            <text:p>101.9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1928" calcext:value-type="float">
            <text:p>101.5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392" calcext:value-type="float">
            <text:p>103.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9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9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9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1512" calcext:value-type="float">
            <text:p>101.2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3704" calcext:value-type="float">
            <text:p>101.2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9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4896" calcext:value-type="float">
            <text:p>100.8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6816" calcext:value-type="float">
            <text:p>101.0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9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3328" calcext:value-type="float">
            <text:p>101.30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9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15064" calcext:value-type="float">
            <text:p>100.7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89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348" calcext:value-type="float">
            <text:p>100.2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88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8888" calcext:value-type="float">
            <text:p>100.0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8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5944" calcext:value-type="float">
            <text:p>100.1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8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4192" calcext:value-type="float">
            <text:p>99.8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8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1352" calcext:value-type="float">
            <text:p>99.9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8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36072" calcext:value-type="float">
            <text:p>99.6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8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5968" calcext:value-type="float">
            <text:p>99.5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6656" calcext:value-type="float">
            <text:p>99.7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8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86" calcext:value-type="float">
            <text:p>99.2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8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78872" calcext:value-type="float">
            <text:p>99.1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7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6536" calcext:value-type="float">
            <text:p>98.7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7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5704" calcext:value-type="float">
            <text:p>98.2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7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504" calcext:value-type="float">
            <text:p>97.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7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0808" calcext:value-type="float">
            <text:p>96.3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7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63944" calcext:value-type="float">
            <text:p>95.5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7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0336" calcext:value-type="float">
            <text:p>94.8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7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7104" calcext:value-type="float">
            <text:p>94.1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65184" calcext:value-type="float">
            <text:p>97.8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7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7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0856" calcext:value-type="float">
            <text:p>91.4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6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5264" calcext:value-type="float">
            <text:p>90.8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6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4808" calcext:value-type="float">
            <text:p>90.2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7904" calcext:value-type="float">
            <text:p>89.1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6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6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528" calcext:value-type="float">
            <text:p>87.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62706</text:p>
          </table:table-cell>
          <table:table-cell office:value-type="string" calcext:value-type="string">
            <text:p>196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6376" calcext:value-type="float">
            <text:p>86.0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